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P1" style:family="paragraph" style:parent-style-name="Standard">
      <style:text-properties style:font-name="Arial" fo:font-weight="bold" style:font-weight-asian="bold" style:font-name-complex="Arial"/>
    </style:style>
    <style:style style:name="P2" style:family="paragraph" style:parent-style-name="Standard">
      <style:text-properties style:font-name="Arial" fo:font-weight="bold" style:font-weight-asian="bold" style:font-name-complex="Arial" style:font-weight-complex="bold"/>
    </style:style>
    <style:style style:name="P3" style:family="paragraph" style:parent-style-name="Standard">
      <style:text-properties style:font-name="Arial" style:font-name-complex="Arial"/>
    </style:style>
    <style:style style:name="P4" style:family="paragraph" style:parent-style-name="Standard">
      <style:paragraph-properties fo:margin-left="1.251cm" fo:margin-right="0cm" fo:text-indent="-1.251cm" style:auto-text-indent="false">
        <style:tab-stops/>
      </style:paragraph-properties>
      <style:text-properties style:font-name="Arial" style:font-name-complex="Arial"/>
    </style:style>
    <style:style style:name="P5" style:family="paragraph" style:parent-style-name="Standard">
      <style:paragraph-properties fo:margin-left="0cm" fo:margin-right="0cm" fo:text-indent="1.249cm" style:auto-text-indent="false"/>
    </style:style>
    <style:style style:name="P6" style:family="paragraph" style:parent-style-name="Standard">
      <style:paragraph-properties fo:margin-left="0cm" fo:margin-right="0cm" fo:text-indent="1.249cm" style:auto-text-indent="false"/>
      <style:text-properties style:font-name="Arial" style:font-name-complex="Arial"/>
    </style:style>
    <style:style style:name="P7" style:family="paragraph" style:parent-style-name="Standard" style:master-page-name="">
      <style:paragraph-properties fo:margin-left="1.323cm" fo:margin-right="0cm" fo:orphans="2" fo:widows="2" fo:hyphenation-ladder-count="no-limit" fo:text-indent="-1.296cm" style:auto-text-indent="false" style:page-number="auto"/>
      <style:text-properties style:font-name="Arial" style:font-name-complex="Arial" fo:hyphenate="false" fo:hyphenation-remain-char-count="0" fo:hyphenation-push-char-count="0"/>
    </style:style>
    <style:style style:name="P8" style:family="paragraph" style:parent-style-name="Heading_20_1" style:master-page-name="MP0">
      <style:paragraph-properties style:page-number="auto" fo:break-before="page"/>
    </style:style>
    <style:style style:name="P9" style:family="paragraph" style:parent-style-name="Standard">
      <style:text-properties style:font-name="Arial" style:font-name-complex="Arial"/>
    </style:style>
    <style:style style:name="P10" style:family="paragraph" style:parent-style-name="Standard" style:list-style-name="L1">
      <style:text-properties style:font-name="Arial" style:font-name-complex="Arial"/>
    </style:style>
    <style:style style:name="P11" style:family="paragraph" style:parent-style-name="Standard" style:list-style-name="L2">
      <style:text-properties style:font-name="Arial" style:font-name-complex="Arial"/>
    </style:style>
    <style:style style:name="P12" style:family="paragraph" style:parent-style-name="Standard">
      <style:text-properties style:font-name="Arial" fo:font-weight="bold" style:font-weight-asian="bold" style:font-name-complex="Arial"/>
    </style:style>
    <style:style style:name="P13" style:family="paragraph" style:parent-style-name="Standard">
      <style:paragraph-properties fo:margin-left="1.323cm" fo:margin-right="0cm" fo:orphans="2" fo:widows="2" fo:hyphenation-ladder-count="no-limit" fo:text-indent="-1.296cm" style:auto-text-indent="false"/>
      <style:text-properties style:font-name="Arial" style:font-name-complex="Arial" fo:hyphenate="false" fo:hyphenation-remain-char-count="0" fo:hyphenation-push-char-count="0"/>
    </style:style>
    <style:style style:name="P14" style:family="paragraph" style:parent-style-name="Standard" style:master-page-name="">
      <style:paragraph-properties fo:margin-left="1.323cm" fo:margin-right="0cm" fo:text-indent="-1.296cm" style:auto-text-indent="false" style:page-number="auto"/>
    </style:style>
    <style:style style:name="P15" style:family="paragraph" style:parent-style-name="Heading_20_2">
      <style:paragraph-properties fo:margin-top="0.423cm" fo:margin-bottom="0.212cm" fo:orphans="2" fo:widows="2" fo:hyphenation-ladder-count="no-limit" fo:break-before="page" fo:keep-with-next="always"/>
      <style:text-properties style:font-name="Arial" style:font-name-asian="SimSun1" style:font-name-complex="Tahoma" style:language-complex="ar" style:country-complex="SA" fo:hyphenate="false" fo:hyphenation-remain-char-count="0" fo:hyphenation-push-char-count="0"/>
    </style:style>
    <style:style style:name="T1" style:family="text">
      <style:text-properties style:font-name="Arial" style:font-name-complex="Arial"/>
    </style:style>
    <style:style style:name="T2" style:family="text">
      <style:text-properties style:font-name="Arial" fo:font-weight="bold" style:font-weight-asian="bold" style:font-name-complex="Arial"/>
    </style:style>
    <style:style style:name="T3" style:family="text">
      <style:text-properties style:font-name="Arial" fo:font-weight="bold" style:font-weight-asian="bold" style:font-name-complex="Arial" style:font-weight-complex="bold"/>
    </style:style>
    <style:style style:name="T4" style:family="text">
      <style:text-properties style:font-name="Arial" fo:font-weight="normal" style:font-weight-asian="normal" style:font-name-complex="Ari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Konzeption einer computergesteuerten Pferdefütterung zum Aufbau eines Aktivstalls</text:p>
      <text:h text:style-name="Heading_20_2" text:outline-level="2">Vorwort</text:h>
      <text:p text:style-name="P3"/>
      <text:p text:style-name="P3">Das vorliegende Konzept dient als Grundlage zur Umsetzung einer computergesteuerten Pferdefütterung. Durch diese Dokumentation und die zugehörigen Anlagen sollen technisch interessierte Pferdebesitzer in die Lage versetzt werden, diese Steuerung zu adaptieren und selbst aufzubauen. </text:p>
      <text:p text:style-name="P3">Weitere Informationen zum Projekt finden sich auf der Webseite www.hof-Luettgesheide.de.</text:p>
      <text:p text:style-name="P1"/>
      <text:h text:style-name="Heading_20_2" text:outline-level="2">Einsatzmöglichkeiten der Steuerung</text:h>
      <text:p text:style-name="P1"/>
      <text:p text:style-name="P3">Da die Anforderungen an eine solche Steuerung von einer Kleinstanlage für 2-3 Pferde bis zur Großanlage mit einer Herdengröße größer 30 Pferden gehen, wurde bei der Konzeption großer Wert darauf gelegt, dass durch Parameter in den Einstelldialogen ein möglichst großer Bereich von Anlagen abgedeckt werden kann.</text:p>
      <text:p text:style-name="P3">Im Einzelnen sind folgende Baugruppen (=Anlagen) konzeptioniert:</text:p>
      <text:p text:style-name="P3"/>
      <text:list xml:id="list353795744124658368" text:style-name="L1">
        <text:list-item>
          <text:p text:style-name="P10">Basisstation für 1 Kraftfutter</text:p>
        </text:list-item>
      </text:list>
      <text:p text:style-name="P3"><text:tab/><text:tab/>optional 2-4 weitere Kraftfutter</text:p>
      <text:p text:style-name="P3"><text:tab/><text:tab/>optional Nachlaufsperre</text:p>
      <text:p text:style-name="P3"><text:tab/><text:tab/>optional Selektionstor</text:p>
      <text:list xml:id="list39630555" text:continue-numbering="true" text:style-name="L1">
        <text:list-item>
          <text:p text:style-name="P10">optional sind zusätzliche Kraftfutterstation für große Gruppen möglich</text:p>
        </text:list-item>
        <text:list-item>
          <text:p text:style-name="P10">optionale Selektionstore für Weidezugang oder Heuraumzutritt. Ohne Änderung der Software sind bis zu vierTore möglich</text:p>
        </text:list-item>
        <text:list-item>
          <text:p text:style-name="P10">Heu-Einzeldosierer für Pferde bein denen Heu limitiert werden muss. Ohne Änderung der Software sind bis zu 10 Dosierer möglich</text:p>
        </text:list-item>
      </text:list>
      <text:p text:style-name="P3"/>
      <text:p text:style-name="P3">Die Software ist in allen Anlagen gleich und wird lediglich über Parameter an den jeweiligen Einsatzzweck angepasst.</text:p>
      <text:p text:style-name="P3"/>
      <text:h text:style-name="Heading_20_2" text:outline-level="2">Technische Basis</text:h>
      <text:p text:style-name="P3"/>
      <text:p text:style-name="P3">Als Hardware Basis dient ein Kleinstcomputer (Paspberry Pi) der durch Erweiterungen in die Lage versetzt wird, die notwendigen Ein- und Ausgänge zu liefern. Mittels weiterer Periferie werden die Computerausgangssignale in Steuerungsimpulse für Motoren umgesetzt. Für die Auswertung der notwendigen Sensoren kommt ebenfalls weitere Elektronik zum Einsatz.</text:p>
      <text:p text:style-name="P3">Eine Beschreibung des Aufbaus der gesamten Steuerung findet sich in Anlage 1.</text:p>
      <text:p text:style-name="P3"/>
      <text:p text:style-name="P3">Als Softwarebasis dient ein Linux Betriebssystem (Raspian)</text:p>
      <text:p text:style-name="P3">Darauf läuft eine Codesys Runtime (hierzu ist beim Codesys Hersteller eine Lizenz für 35 Euro zu erwerben). </text:p>
      <text:p text:style-name="P3">Die Datenhaltung erfolgt über eine MySQL Datenbank (open source).</text:p>
      <text:p text:style-name="P3"><text:soft-page-break/>Eine Auflistung der Felder, Parameter, Variablen und IO Ports findet sich in Anlage 2.</text:p>
      <text:h text:style-name="P15" text:outline-level="2">Programmlogik </text:h>
      <text:p text:style-name="P3"/>
      <text:p text:style-name="P3">Die Programmlogik gliedert sich in drei Bereiche:</text:p>
      <text:p text:style-name="P3"/>
      <text:list xml:id="list8782961002721352876" text:style-name="L2">
        <text:list-item>
          <text:p text:style-name="P11">Startsequenz</text:p>
        </text:list-item>
        <text:list-item>
          <text:p text:style-name="P11">Parametrierung und Überwachung der Anlage über einen Touchscreen</text:p>
        </text:list-item>
        <text:list-item>
          <text:p text:style-name="P11">Ablaufsteuerung und Logik der Fütterung und Ansteuerung der Motoren auf Basis der eingestellten Parameter</text:p>
        </text:list-item>
      </text:list>
      <text:p text:style-name="P3"/>
      <text:p text:style-name="P3"/>
      <text:h text:style-name="Heading_20_2" text:outline-level="2">Startsequenz</text:h>
      <text:p text:style-name="P3">In der Startsequenz wird dem Steuerungsrechner der Anlage eine feste IP Adresse zugwiesen.</text:p>
      <text:p text:style-name="P3">Dann wird der Anlage mitgeteilt, welcher Typ Anlage sie ist und unter welche (IP-) Adresse sich die weiteren für die Anlagenparameterisierung wichtigen Daten befinden.</text:p>
      <text:p text:style-name="P3">Diese werden eingelesen und stehen dann konstant zu Verfügung.</text:p>
      <text:p text:style-name="P3">Damit Veränderungen an den Parametern wirksam werden, ist ein Neustart des Systems erforderlich.</text:p>
      <text:p text:style-name="P3"/>
      <text:p text:style-name="P3">Dann wird geprüft, ob via Netzwerkanbindung eine Zeit ermittelt werden kann. Ist dies nicht möglich, wird via Touchscreen die Eingabe der aktuellen Zeit inkl. Datum gefordert.</text:p>
      <text:p text:style-name="P3">Nach Ermittlung der Zeit wechselt der Touchsreen in den Hauptmenümodus.</text:p>
      <text:p text:style-name="P3"/>
      <text:p text:style-name="P3">Zur Darstellung der Programmlogik wurden Elemente aus Python benutzt, da sich diese leicht lesen lassen. Die Programmlogik lässt sich auf Grund der Komplexität nicht ohne weiteres mit einem normalen Texteditor darstellen. Die Logik wird daher auf die Datei <text:s/>ZentraleLogik.py (Anlage 4) ausgelagert. </text:p>
      <text:p text:style-name="P3"/>
      <text:p text:style-name="P3"/>
      <text:h text:style-name="Heading_20_2" text:outline-level="2">Parametrierung und Überwachung der Anlage</text:h>
      <text:p text:style-name="P3">Die Struktur des Menübaums ist in der Datei Beschreibung.Menuestruktur.odp (= Anlage 3) festgelegt. Dort sind auch die Besonderheiten der einzelnen Punkte beschrieben. Die Beschreibung wird in der Notiz Ansicht sichtbar.</text:p>
      <text:p text:style-name="P3"/>
      <text:p text:style-name="P3"/>
      <text:p text:style-name="P1">Modul Bildschirmschoner</text:p>
      <text:p text:style-name="P1"/>
      <text:p text:style-name="Standard"><text:span text:style-name="T1">Neben der Menüstruktur ist eine Bildschirmschoner Logik zu bilden.I</text:span><text:span text:style-name="Absatz-Standardschriftart"><text:span text:style-name="T1">m Modul Bildschirmschoner wird nachgeschaut, ob es Fehler gegeben hat. Der Bildschirm erhält im Ruhezustand des Gerätes eine entsprechende Meldung.</text:span></text:span></text:p>
      <text:p text:style-name="P3"/>
      <text:p text:style-name="P3">if:</text:p>
      <text:p text:style-name="P4"><text:tab/>Keine Aktivität seit AutoLogOff AND Tabelle Anlagenprotokoll einen Datensatz enthält, der nicht quittiert ist</text:p>
      <text:p text:style-name="P6">Anzeige: „Es sind Fehler aufgetreten“</text:p>
      <text:p text:style-name="P3"><text:soft-page-break/>elif:</text:p>
      <text:p text:style-name="P6">Keine Aktivität seit AutoLogOff</text:p>
      <text:p text:style-name="P5"><text:span text:style-name="Absatz-Standardschriftart"><text:span text:style-name="T1">Anzeige: „System läuft fehlerfrei“</text:span></text:span></text:p>
      <text:p text:style-name="P3">else:</text:p>
      <text:p text:style-name="P3"><text:tab/>Anzeige Hauptmenue</text:p>
      <text:p text:style-name="P3"><text:tab/>Bildschirm Hintergrundbeleuchtung aus (zu klären ob das geht)</text:p>
      <text:p text:style-name="P3"/>
      <text:p text:style-name="P3">Gut wäre eine Funktion die die Meldung über den Bildschirm „verschiebt“ um ein Einbrennen der Meldungen zu vermeiden.</text:p>
      <text:p text:style-name="P3"/>
      <text:p text:style-name="P3">Ein Berühren des Bildschirms beendet die Meldung und zeigt das Hauptmenü die Hintergrundbeleuchtung wird eingeschaltet.</text:p>
      <text:p text:style-name="P3"/>
      <text:p text:style-name="P3"/>
      <text:p text:style-name="Standard"><text:span text:style-name="Absatz-Standardschriftart"><text:span text:style-name="T2">Modul Einstellen der Uhrzeit</text:span></text:span></text:p>
      <text:p text:style-name="P3"/>
      <text:p text:style-name="P3">Wenn möglich sollte die Uhrzeit über Netzwerkanbindung ermittelt werden, wenn das nicht möglich ist, kann die Uhr manuell gestellt werden (Menüpunkt).</text:p>
      <text:p text:style-name="P3"/>
      <text:p text:style-name="P3"/>
      <text:p text:style-name="P3"><text:span text:style-name="Absatz-Standardschriftart"><text:span text:style-name="T5">Mod</text:span></text:span><text:span text:style-name="Absatz-Standardschriftart"><text:span text:style-name="T6">ul</text:span></text:span><text:span text:style-name="T6">Transpondererkennung</text:span></text:p>
      <text:p text:style-name="P3"/>
      <text:p text:style-name="P3">TBD</text:p>
      <text:p text:style-name="P3"/>
      <text:p text:style-name="P2">Modul Test</text:p>
      <text:p text:style-name="P3">TBD</text:p>
      <text:p text:style-name="P3"/>
      <text:p text:style-name="Standard"><text:span text:style-name="Absatz-Standardschriftart"><text:span text:style-name="T3">Anzeige Alarmliste Heute</text:span></text:span></text:p>
      <text:p text:style-name="P3"/>
      <text:p text:style-name="P3">TBD</text:p>
      <text:p text:style-name="P3"/>
      <text:p text:style-name="P3">Je Pferd:</text:p>
      <text:p text:style-name="P3">WENN</text:p>
      <text:p text:style-name="Standard"><text:span text:style-name="Absatz-Standardschriftart"><text:span text:style-name="T1">((Futter1Zuteilung + Futter2Zuteilung + Futter3 Zuteilung Futter4Zuteilung) / Verteilzeit x aufgelaufene Zykluszeit)) - (Futter1abgerufenHeute +Futter2abgerufenHeute + Futter3abgerufenHeute +Futter4abgerufenHeute) &gt; ((Futter1Zuteilung + Futter2Zuteilung + Futter3 Zuteilung Futter4Zuteilung) / Verteilzeit x aufgelaufene Zykluszeit)) x Alarmschwelle /100</text:span></text:span></text:p>
      <text:p text:style-name="P3">ODER</text:p>
      <text:p text:style-name="Standard"><text:span text:style-name="Absatz-Standardschriftart"><text:span text:style-name="T1">((Raufutterminuten1Zuteilung+ Raufutterminuten2Zuteilung) ) / Verteilzeit x aufgelaufene Zykluszeit)) - (Raufutterminuten1abgerufenHeute + Raufutterminuten2abgerufenHeute) &gt; ((Raufutterminuten1Zuteilung+ Raufutterminuten2Zuteilung) ) / Verteilzeit x aufgelaufene Zykluszeit)) x Alarmschwelle /100</text:span></text:span></text:p>
      <text:p text:style-name="P3">DANN</text:p>
      <text:p text:style-name="P3">Anzeige Pferdename</text:p>
      <text:p text:style-name="P3"/>
      <text:p text:style-name="P2">Anzeige Alarmliste gestern</text:p>
      <text:p text:style-name="P3"/>
      <text:p text:style-name="P3">TBD</text:p>
      <text:p text:style-name="P3"/>
      <text:p text:style-name="P3"><text:soft-page-break/>Je Pferd:</text:p>
      <text:p text:style-name="P3">WENN</text:p>
      <text:p text:style-name="P3">(Futter1Zuteilung + Futter2Zuteilung + Futter3 Zuteilung Futter4Zuteilung) - (Futter1abgerufenGestern +Futter2abgerufenGestern + Futter3abgerufenGestern +Futter4abgerufenGestern) &gt; (Futter1Zuteilung + Futter2Zuteilung + Futter3 Zuteilung Futter4Zuteilung) x Alarmschwelle /100</text:p>
      <text:p text:style-name="P3">ODER</text:p>
      <text:p text:style-name="Standard"><text:span text:style-name="Absatz-Standardschriftart"><text:span text:style-name="T1">(Raufutterminuten1Zuteilung+ Raufutterminuten2Zuteilung) - (Raufutterminuten1abgerufenHeute + Raufutterminuten2abgerufenHeute) &gt; (Raufutterminuten1Zuteilung+ Raufutterminuten2Zuteilung) x Alarmschwelle /100</text:span></text:span></text:p>
      <text:p text:style-name="P3">DANN</text:p>
      <text:p text:style-name="P3">Anzeige Pferdename</text:p>
      <text:p text:style-name="P3"/>
      <text:p text:style-name="Standard"><text:span text:style-name="Absatz-Standardschriftart"><text:span text:style-name="T1">Anzeige: Stand der Abrufe Heute Auswahl über Pferdenummer und Name</text:span></text:span></text:p>
      <text:p text:style-name="P3">Pferdenummer</text:p>
      <text:p text:style-name="P3">Pferdename</text:p>
      <text:p text:style-name="Standard"><text:span text:style-name="Absatz-Standardschriftart"><text:span text:style-name="T1">Futter1abgerufenHeute</text:span></text:span></text:p>
      <text:p text:style-name="Standard"><text:span text:style-name="Absatz-Standardschriftart"><text:span text:style-name="T1">Futter2abgerufenHeute</text:span></text:span></text:p>
      <text:p text:style-name="Standard"><text:span text:style-name="Absatz-Standardschriftart"><text:span text:style-name="T1">Futter3abgerufenHeute</text:span></text:span></text:p>
      <text:p text:style-name="Standard"><text:span text:style-name="Absatz-Standardschriftart"><text:span text:style-name="T1">Futter4abgerufenHeute</text:span></text:span></text:p>
      <text:p text:style-name="Standard"><text:span text:style-name="Absatz-Standardschriftart"><text:span text:style-name="T1">Raufutterminuten1abgerufenHeute</text:span></text:span></text:p>
      <text:p text:style-name="Standard"><text:span text:style-name="Absatz-Standardschriftart"><text:span text:style-name="T1">Raufutterminuten2abgerufenHeute</text:span></text:span></text:p>
      <text:p text:style-name="P3">Anzeige: Stand der Abrufe gestern Auswahl über Pferdenummer und Name</text:p>
      <text:p text:style-name="P3">Pferdenummer</text:p>
      <text:p text:style-name="P3">Pferdename</text:p>
      <text:p text:style-name="Standard"><text:span text:style-name="Absatz-Standardschriftart"><text:span text:style-name="T1">Futter1abgerufenHeute</text:span></text:span></text:p>
      <text:p text:style-name="Standard"><text:span text:style-name="Absatz-Standardschriftart"><text:span text:style-name="T1">Futter2abgerufenHeute</text:span></text:span></text:p>
      <text:p text:style-name="Standard"><text:span text:style-name="Absatz-Standardschriftart"><text:span text:style-name="T1">Futter3abgerufenHeute</text:span></text:span></text:p>
      <text:p text:style-name="Standard"><text:span text:style-name="Absatz-Standardschriftart"><text:span text:style-name="T1">Futter4abgerufenHeute</text:span></text:span></text:p>
      <text:p text:style-name="Standard"><text:span text:style-name="Absatz-Standardschriftart"><text:span text:style-name="T1">Raufutterminuten1abgerufenHeute</text:span></text:span></text:p>
      <text:p text:style-name="P3"><text:span text:style-name="Absatz-Standardschriftart">Raufutterminuten2abgerufenHeute</text:span></text:p>
      <text:p text:style-name="P3"><text:span text:style-name="Absatz-Standardschriftart"/></text:p>
      <text:h text:style-name="Heading_20_2" text:outline-level="2">Steuerung der Motoren auf Basis der Parameter</text:h>
      <text:p text:style-name="P3"><text:span text:style-name="Absatz-Standardschriftart"><text:span text:style-name="T2"/></text:span></text:p>
      <text:p text:style-name="P1">Modul zentrale Fütterungslogik Kraftfutter</text:p>
      <text:p text:style-name="P3"/>
      <text:p text:style-name="P3">Zur Darstellung der Programmlogik wurden Elemente aus Python benutzt, da sich diese leicht lesen lassen. Die Programmlogik lässt sich auf Grund der Komplexität nicht ohne weiteres mit einem normalen Texteditor darstellen. Die Logik wird daher auf die Datei <text:s/>ZentraleLogik.py (Anlage 4) ausgelagert. </text:p>
      <text:p text:style-name="P3"/>
      <text:p text:style-name="P2">Unterprogamm FutterMotor</text:p>
      <text:p text:style-name="P3"/>
      <text:p text:style-name="P3">Wenn die Programmlogik entschieden hat, das Futter geben werden soll, wird in einer Anlage ein Futtermotor in Bewegung gesetzt. Die zugehörige Logik sieht so aus:</text:p>
      <text:p text:style-name="P3">Aus der Programmlogik werden die Parameter MotorXEinAus und AnlagenNummer XX übergeben.</text:p>
      <text:p text:style-name="P3"/>
      <text:p text:style-name="P3">Motor1EinAus = true in AnlageZ0</text:p>
      <text:p text:style-name="Standard"><text:soft-page-break/><text:span text:style-name="T1">if </text:span><text:span text:style-name="Absatz-Standardschriftart"><text:span text:style-name="T1">Motor1Kontakt = true:</text:span></text:span></text:p>
      <text:p text:style-name="Standard"><text:span text:style-name="Absatz-Standardschriftart"><text:span text:style-name="T1"><text:tab/> Motor1EinAus=false</text:span></text:span></text:p>
      <text:p text:style-name="Standard"><text:span text:style-name="Absatz-Standardschriftart"><text:span text:style-name="T1"><text:tab/>#Fütterung ist erfolgt</text:span></text:span></text:p>
      <text:p text:style-name="Standard"><text:span text:style-name="Absatz-Standardschriftart"><text:span text:style-name="T1">elif <text:s/></text:span></text:span><text:span text:style-name="T1">Motor1Kontakt</text:span><text:span text:style-name="Absatz-Standardschriftart"><text:span text:style-name="T1"> = false and </text:span></text:span><text:span text:style-name="T1">Motorlaufzeit &gt; Motor1blockiert:</text:span></text:p>
      <text:p text:style-name="P3"><text:tab/> Motor1EinAus=false</text:p>
      <text:p text:style-name="Standard"><text:span text:style-name="Absatz-Standardschriftart"><text:span text:style-name="T1"><text:tab/>print („Blockade an „Motor1EinAus“ „an Anlage“ AnlagenNummer)</text:span></text:span></text:p>
      <text:p text:style-name="Standard"><text:span text:style-name="Absatz-Standardschriftart"><text:span text:style-name="T1"><text:tab/>StoerEreignis = string (print (Blockade an Motor 1 „an Anlage“ AnlagenNummer))</text:span></text:span></text:p>
      <text:p text:style-name="Standard"><text:span text:style-name="Absatz-Standardschriftart"><text:span text:style-name="T1"><text:tab/>save to DB table AnlagenProtokoll StoerDatum StoerZeit StoerEreignis</text:span></text:span></text:p>
      <text:p text:style-name="Standard"><text:span text:style-name="Absatz-Standardschriftart"><text:span text:style-name="T1"><text:tab/></text:span></text:span></text:p>
      <text:p text:style-name="P3">Das Unterprogamm FutterMotor ist für alle Motoren umzusetzen bzw. so zu gestalten, dass es universell über die Parameter gesteuert abläuft:</text:p>
      <text:p text:style-name="P3"/>
      <text:p text:style-name="P3">Auswurf Futter2</text:p>
      <text:p text:style-name="P3">Auswurf Futter3</text:p>
      <text:p text:style-name="P3">Auswurf Futter4</text:p>
      <text:p text:style-name="P3"/>
      <text:p text:style-name="P3">für alle möglichen Anlagen</text:p>
      <text:p text:style-name="P3"/>
      <text:p text:style-name="P3"/>
      <text:p text:style-name="P2">Unterprogamm Öffnen Selektionstor</text:p>
      <text:p text:style-name="P3"/>
      <text:p text:style-name="P3">Wenn die Programmlogik entschieden hat, das das Selektionstor geöffnet werden soll, wird in einer Anlage ein Selektionstor Motor in Bewegung gesetzt. Die zugehörige Logik sieht so aus:</text:p>
      <text:p text:style-name="P3">Aus der Programmlogik werden die Parameter Motor6AufEinAus und AnlagenNummer XX übergeben.</text:p>
      <text:p text:style-name="P3"/>
      <text:p text:style-name="P3">Motor6AufEinAus = true in AnlageZ0</text:p>
      <text:p text:style-name="Standard"><text:span text:style-name="T1">if </text:span><text:span text:style-name="Absatz-Standardschriftart"><text:span text:style-name="T1">Motor1Kontakt = true:</text:span></text:span></text:p>
      <text:p text:style-name="Standard"><text:span text:style-name="Absatz-Standardschriftart"><text:span text:style-name="T1"><text:tab/> Motor1EinAus=false</text:span></text:span></text:p>
      <text:p text:style-name="Standard"><text:span text:style-name="Absatz-Standardschriftart"><text:span text:style-name="T1"><text:tab/>#Fütterung ist erfolgt</text:span></text:span></text:p>
      <text:p text:style-name="Standard"><text:span text:style-name="Absatz-Standardschriftart"><text:span text:style-name="T1">elif <text:s/></text:span></text:span><text:span text:style-name="T1">Motor1Kontakt</text:span><text:span text:style-name="Absatz-Standardschriftart"><text:span text:style-name="T1"> = false and </text:span></text:span><text:span text:style-name="T1">Motorlaufzeit &gt; Motor1blockiert:</text:span></text:p>
      <text:p text:style-name="P3"><text:tab/> Motor1EinAus=false</text:p>
      <text:p text:style-name="Standard"><text:span text:style-name="Absatz-Standardschriftart"><text:span text:style-name="T1"><text:tab/>print („Blockade an „Motor1EinAus“ „an Anlage“ AnlagenNummer)</text:span></text:span></text:p>
      <text:p text:style-name="Standard"><text:span text:style-name="Absatz-Standardschriftart"><text:span text:style-name="T1"><text:tab/>StoerEreignis = string (print (Blockade an Motor 1 „an Anlage“ AnlagenNummer))</text:span></text:span></text:p>
      <text:p text:style-name="P3"><text:span text:style-name="Absatz-Standardschriftart"><text:tab/>save to DB table AnlagenProtokoll StoerDatum StoerZeit StoerEreignis</text:span>=true in AnlageZ0</text:p>
      <text:p text:style-name="Standard"><text:span text:style-name="T1">if </text:span><text:span text:style-name="Absatz-Standardschriftart"><text:span text:style-name="T1">Motor1Kontakt = true:</text:span></text:span></text:p>
      <text:p text:style-name="Standard"><text:span text:style-name="Absatz-Standardschriftart"><text:span text:style-name="T1"><text:tab/> Motor1EinAus=false</text:span></text:span></text:p>
      <text:p text:style-name="Standard"><text:span text:style-name="Absatz-Standardschriftart"><text:span text:style-name="T1"><text:tab/>#Fütterung ist erfolgt</text:span></text:span></text:p>
      <text:p text:style-name="Standard"><text:span text:style-name="Absatz-Standardschriftart"><text:span text:style-name="T1">elif <text:s/></text:span></text:span><text:span text:style-name="T1">Motor1Kontakt</text:span><text:span text:style-name="Absatz-Standardschriftart"><text:span text:style-name="T1"> = false and </text:span></text:span><text:span text:style-name="T1">Motorlaufzeit &gt; Motor1blockiert:</text:span></text:p>
      <text:p text:style-name="P3"><text:tab/> Motor1EinAus=false</text:p>
      <text:p text:style-name="Standard"><text:span text:style-name="Absatz-Standardschriftart"><text:span text:style-name="T1"><text:tab/>print („Blockade an „Motor1EinAus“ „an Anlage“ AnlagenNummer)</text:span></text:span></text:p>
      <text:p text:style-name="Standard"><text:span text:style-name="Absatz-Standardschriftart"><text:span text:style-name="T1"><text:tab/>StoerEreignis = string (print (Blockade an Motor 1 „an Anlage“ AnlagenNummer))</text:span></text:span></text:p>
      <text:p text:style-name="P3"><text:span text:style-name="Absatz-Standardschriftart"><text:tab/>save to DB table AnlagenProtokoll StoerDatum StoerZeit StoerEreignis</text:span></text:p>
      <text:p text:style-name="P3"/>
      <text:p text:style-name="P2">Unterprogamm Schließe Selektionstor</text:p>
      <text:p text:style-name="P3"/>
      <text:p text:style-name="P3"><text:soft-page-break/>TBD</text:p>
      <text:p text:style-name="P3"/>
      <text:p text:style-name="P3"/>
      <text:p text:style-name="P3"><text:span text:style-name="Absatz-Standardschriftart"><text:span text:style-name="T6">Unterprogramm Schließe Nachlaufsperre</text:span></text:span><text:span text:style-name="Absatz-Standardschriftart"> </text:span></text:p>
      <text:p text:style-name="P3"/>
      <text:p text:style-name="P3">TBD</text:p>
      <text:p text:style-name="P3"/>
      <text:p text:style-name="P3"/>
      <text:p text:style-name="Standard"><text:span text:style-name="Absatz-Standardschriftart"><text:span text:style-name="T3">Unterprogramm Öffne Nachlaufsperre</text:span></text:span><text:span text:style-name="Absatz-Standardschriftart"><text:span text:style-name="T1"> (ist immer gleich!)</text:span></text:span></text:p>
      <text:p text:style-name="P3"/>
      <text:p text:style-name="P3">TBD</text:p>
      <text:p text:style-name="P3"/>
      <text:p text:style-name="P3">Motor Nachlaufsperre Richtung auf</text:p>
      <text:p text:style-name="P3"/>
      <text:p text:style-name="P3">SONST</text:p>
      <text:p text:style-name="P3">Mache nichts</text:p>
      <text:p text:style-name="P3"/>
      <text:p text:style-name="P3"/>
      <text:p text:style-name="P2">Unterprogramm Öffnen Heu Schieber</text:p>
      <text:p text:style-name="P3"/>
      <text:p text:style-name="P3">TBD</text:p>
      <text:p text:style-name="P3"/>
      <text:p text:style-name="P3"/>
      <text:p text:style-name="P2">Unterprogramm Schließen Heu Schieber</text:p>
      <text:p text:style-name="P3"/>
      <text:p text:style-name="P3">TBD</text:p>
      <text:p text:style-name="P3"/>
      <text:p text:style-name="P3"/>
      <text:p text:style-name="P1">Unterprogramm Zyklusstart</text:p>
      <text:p text:style-name="P3"/>
      <text:p text:style-name="P3">Damit die Datenbanken nicht überlaufen, werden die Fütterungsdaten maximal 48 Stunden und die Störungsdaten maximal 168 (7 Tage) aufbewahrt. Das Unterprogramm Zyklusstart erledigt die Datenlöschung via SQL Statement.</text:p>
      <text:p text:style-name="P3"/>
      <text:p text:style-name="P3">if Zyklusstartzeit erreicht ist:</text:p>
      <text:p text:style-name="P7"><text:tab/>Lösche in der Tabelle Fuetterungsprotokoll alle Datensätze die älter sind als 24 Stunden (SQL Statement)<text:line-break/>Lösche in der Tabelle Anlagenprotokoll alle Datensätze die älter sind als 168 Stunden (SQL Statement)</text:p>
      <text:p text:style-name="P3">else:</text:p>
      <text:p text:style-name="P3"><text:tab/>Mache nichts</text:p>
      <text:p text:style-name="P3"><text:span text:style-name="Absatz-Standardschriftart"><text:span text:style-name="T3"/></text:span></text:p>
      <text:p text:style-name="P3"><text:span text:style-name="Absatz-Standardschriftart"><text:span text:style-name="T3"/></text:span></text:p>
      <text:p text:style-name="P1">Unterprogramm manueller Zyklusstart</text:p>
      <text:p text:style-name="P3"/>
      <text:p text:style-name="P3">Wenn in der Vergangenheit eine Störung dazu geführt hat, dass die in der DB gespeicherten Werte für die Futterzuteilungen nicht real waren, können per Buttonklick alle aufgelaufenen Fütterungen seit Zyklusstart gelöscht werden.</text:p>
      <text:p text:style-name="P3">Damit ist sichergestellt, dass die Pferde die versäumten Fütterungen nachholen können.</text:p>
      <text:p text:style-name="P3"/>
      <text:p text:style-name="P3"><text:soft-page-break/>if Button Manueller Zyklusstartzeit gedrückt ist:</text:p>
      <text:p text:style-name="P3"><text:tab/>Lösche in der Tabelle Fuetterungsprotokoll alle Datensätze mit dem Zeitstempel AktZeit bis Zyklusstart</text:p>
      <text:p text:style-name="P13">else:</text:p>
      <text:p text:style-name="P14"><text:span text:style-name="Absatz-Standardschriftart"><text:span text:style-name="T6"><text:tab/></text:span></text:span><text:span text:style-name="Absatz-Standardschriftart"><text:span text:style-name="T4">Mache nich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name-complex="Times New Roman"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1"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Beschriftung1" style:family="paragraph" style:parent-style-name="Standard">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Dokumentstruktur" style:family="paragraph" style:parent-style-name="Standard">
      <style:paragraph-properties fo:hyphenation-ladder-count="no-limit" fo:background-color="#000080">
        <style:background-image/>
      </style:paragraph-properties>
      <style:text-properties style:font-name="Tahoma" fo:font-size="10pt" style:font-size-asian="10pt" style:font-name-complex="Tahoma" style:font-size-complex="10pt" fo:hyphenate="false" fo:hyphenation-remain-char-count="0" fo:hyphenation-push-char-count="0"/>
    </style:style>
    <style:style style:name="Formatvorlage1" style:family="paragraph" style:parent-style-name="Standard" style:default-outline-level="1">
      <style:paragraph-properties fo:hyphenation-ladder-count="no-limit"/>
      <style:text-properties style:font-name="Arial" fo:font-weight="bold" style:font-weight-asian="bold" style:font-name-complex="Arial" fo:hyphenate="false" fo:hyphenation-remain-char-count="0" fo:hyphenation-push-char-count="0"/>
    </style:style>
    <style:style style:name="Überschrift1" style:family="paragraph" style:parent-style-name="Standard">
      <style:paragraph-properties fo:hyphenation-ladder-count="no-limit"/>
      <style:text-properties style:font-name="Arial" fo:font-weight="bold" style:font-weight-asian="bold" style:font-name-complex="Arial" fo:hyphenate="false" fo:hyphenation-remain-char-count="0" fo:hyphenation-push-char-count="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8Num1z0" style:family="text">
      <style:text-properties style:font-name="Symbol" style:font-name-comple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Absatz-Standardschriftart1" style:family="text"/>
    <style:style style:name="WW_5f_CharLFO1LVL1" style:display-name="WW_CharLFO1LVL1"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Programmdefinitionen Fütterungselektronik</dc:title>
    <meta:initial-creator>k020139</meta:initial-creator>
    <dc:creator>K-H Höfkens</dc:creator>
    <meta:creation-date>2010-09-22T15:31:00Z</meta:creation-date>
    <dc:date>2016-05-07T19:45:41.01</dc:date>
    <meta:editing-cycles>50</meta:editing-cycles>
    <meta:editing-duration>P1DT5H32M22S</meta:editing-duration>
    <meta:document-statistic meta:table-count="0" meta:image-count="0" meta:object-count="0" meta:page-count="8" meta:paragraph-count="159" meta:word-count="1253" meta:character-count="10011"/>
    <meta:template xlink:type="simple" xlink:actuate="onRequest" xlink:title="" xlink:href="Normal.dotm"/>
  </office:meta>
</office:document-meta>
</file>